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DM Mono" svg:font-family="'DM Mono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f63c7" officeooo:paragraph-rsid="002f63c7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font-name="Arial2" fo:font-size="12pt" style:text-underline-style="solid" style:text-underline-width="auto" style:text-underline-color="font-color" fo:font-weight="bold" officeooo:paragraph-rsid="00271c11" style:font-name-asian="Arial3" style:font-size-asian="12pt" style:font-weight-asian="bold" style:font-name-complex="Arial3" style:font-size-complex="12pt"/>
    </style:style>
    <style:style style:name="P12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font-name="Arial2" fo:font-size="12pt" officeooo:paragraph-rsid="0032fd63" style:font-name-asian="Arial3" style:font-size-asian="12pt" style:font-name-complex="Arial3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32fd63" style:font-name-asian="Arial3" style:font-size-asian="12pt" style:font-weight-asian="normal" style:font-name-complex="Arial3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fo:font-weight="normal" officeooo:paragraph-rsid="003487e8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fo:font-style="italic" fo:font-weight="normal" officeooo:paragraph-rsid="003487e8" style:font-style-asian="italic" style:font-style-complex="italic"/>
    </style:style>
    <style:style style:name="P1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efd6a" style:font-size-asian="12pt" style:font-style-asian="normal" style:font-weight-asian="normal" style:font-size-complex="12pt" style:text-emphasize="none"/>
    </style:style>
    <style:style style:name="P18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9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2fd63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f7d5" officeooo:paragraph-rsid="0032fd63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f7d5" officeooo:paragraph-rsid="0032fd63" style:font-name-asian="Arial3" style:font-size-asian="12pt" style:font-style-asian="normal" style:font-weight-asian="normal" style:font-name-complex="Arial3" style:font-size-complex="12pt" style:text-emphasize="none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2efd6a" style:font-size-asian="12pt" style:font-style-asian="normal" style:font-weight-asian="normal" style:font-size-complex="12pt" style:text-emphasize="none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6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font-size="12pt" officeooo:rsid="0031f7d5" officeooo:paragraph-rsid="0031f7d5" style:font-size-asian="12pt" style:font-size-complex="12pt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officeooo:paragraph-rsid="002afdba"/>
    </style:style>
    <style:style style:name="P30" style:family="paragraph" style:parent-style-name="Standard">
      <style:paragraph-properties fo:margin-left="0cm" fo:margin-right="0cm" fo:margin-top="0cm" fo:margin-bottom="0.635cm" style:contextual-spacing="false" fo:orphans="2" fo:widows="2" fo:text-indent="0cm" style:auto-text-indent="false"/>
      <style:text-properties officeooo:paragraph-rsid="0032fd63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2f63c7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215e2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3c975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3412a9" style:font-name-asian="Arial3" style:font-size-asian="10.5pt" style:font-style-asian="normal" style:font-weight-asian="normal" style:font-name-complex="Arial3" style:font-size-complex="12pt" style:font-weight-complex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31f7d5" style:font-name-asian="Arial3" style:font-size-asian="12pt" style:font-style-asian="normal" style:font-weight-asian="normal" style:font-name-complex="Arial3" style:font-size-complex="12pt" style:font-weight-complex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3412a9" style:font-name-asian="Arial3" style:font-size-asian="12pt" style:font-style-asian="normal" style:font-weight-asian="normal" style:font-name-complex="Arial3" style:font-size-complex="12pt" style:font-weight-complex="normal" style:text-emphasize="none"/>
    </style:style>
    <style:style style:name="T13" style:family="text">
      <style:text-properties fo:color="#000000" loext:opacity="100%" style:font-name="Arial2" fo:font-size="12pt" style:text-underline-style="none" fo:font-weight="normal" officeooo:rsid="003412a9" style:font-name-asian="Arial3" style:font-size-asian="12pt" style:font-weight-asian="normal" style:font-name-complex="Arial3" style:font-size-complex="12pt" style:font-weight-complex="normal"/>
    </style:style>
    <style:style style:name="T14" style:family="text">
      <style:text-properties fo:color="#000000" loext:opacity="100%" style:font-name="Arial2" fo:font-size="12pt" style:text-underline-style="none" fo:font-weight="normal" officeooo:rsid="003487e8" style:font-name-asian="Arial3" style:font-size-asian="12pt" style:font-weight-asian="normal" style:font-name-complex="Arial3" style:font-size-complex="12pt" style:font-weight-complex="normal"/>
    </style:style>
    <style:style style:name="T15" style:family="text">
      <style:text-properties fo:color="#000000" loext:opacity="100%" style:font-name="Arial2" fo:font-size="12pt" style:text-underline-style="none" officeooo:rsid="003412a9" style:font-name-asian="Arial3" style:font-size-asian="10.5pt" style:font-weight-asian="normal" style:font-name-complex="Arial3" style:font-size-complex="12pt" style:font-weight-complex="normal"/>
    </style:style>
    <style:style style:name="T16" style:family="text">
      <style:text-properties fo:color="#000000" loext:opacity="100%" style:font-name="Arial2" fo:font-size="12pt" fo:font-style="italic" style:text-underline-style="none" fo:font-weight="normal" officeooo:rsid="003412a9" style:font-name-asian="Arial3" style:font-size-asian="12pt" style:font-style-asian="italic" style:font-weight-asian="normal" style:font-name-complex="Arial3" style:font-size-complex="12pt" style:font-style-complex="italic" style:font-weight-complex="normal"/>
    </style:style>
    <style:style style:name="T17" style:family="text">
      <style:text-properties fo:color="#000000" loext:opacity="100%" style:text-underline-style="none" officeooo:rsid="003412a9" style:font-name-asian="Arial3" style:font-weight-asian="normal" style:font-name-complex="Arial3" style:font-weight-complex="normal"/>
    </style:style>
    <style:style style:name="T18" style:family="text">
      <style:text-properties officeooo:rsid="00129edb"/>
    </style:style>
    <style:style style:name="T19" style:family="text">
      <style:text-properties officeooo:rsid="001adcec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2" style:family="text">
      <style:text-properties officeooo:rsid="002f63c7"/>
    </style:style>
    <style:style style:name="T23" style:family="text">
      <style:text-properties fo:language="ro" fo:country="RO" officeooo:rsid="0031f7d5" style:font-size-asian="12pt" style:font-size-complex="12pt"/>
    </style:style>
    <style:style style:name="T24" style:family="text">
      <style:text-properties officeooo:rsid="0031f7d5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Arial2" fo:letter-spacing="normal" fo:language="en" fo:country="GB" fo:font-style="normal" fo:text-shadow="none" style:text-underline-style="none" fo:font-weight="normal" officeooo:rsid="0031f7d5" style:font-size-asian="12pt" style:font-style-asian="normal" style:font-weight-asian="normal" style:font-size-complex="12pt" style:text-emphasize="none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1f7d5" style:font-size-asian="12pt" style:font-style-asian="normal" style:font-weight-asian="normal" style:font-size-complex="12pt" style:text-emphasize="none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3c975" style:font-size-asian="12pt" style:font-style-asian="normal" style:font-weight-asian="normal" style:font-size-complex="12pt" style:text-emphasize="none"/>
    </style:style>
    <style:style style:name="T28" style:family="text">
      <style:text-properties fo:font-variant="normal" fo:text-transform="none" fo:color="#132322" loext:opacity="100%" style:font-name="Arial2" fo:letter-spacing="normal" style:font-size-asian="12pt" style:font-size-complex="12pt"/>
    </style:style>
    <style:style style:name="T29" style:family="text">
      <style:text-properties fo:font-variant="normal" fo:text-transform="none" fo:color="#132322" loext:opacity="100%" style:font-name="Arial2" fo:font-size="12pt" fo:letter-spacing="normal" fo:font-style="italic" fo:font-weight="normal" style:font-size-asian="12pt" style:font-style-asian="italic" style:font-size-complex="12pt" style:font-style-complex="italic"/>
    </style:style>
    <style:style style:name="T30" style:family="text">
      <style:text-properties fo:font-variant="normal" fo:text-transform="none" fo:color="#132322" loext:opacity="100%" style:font-name="DM Mono" fo:font-size="12pt" fo:letter-spacing="normal" fo:font-style="normal" style:text-underline-style="none" fo:font-weight="bold" officeooo:rsid="003412a9" style:font-name-asian="Arial3" style:font-weight-asian="normal" style:font-name-complex="Arial3" style:font-weight-complex="normal"/>
    </style:style>
    <style:style style:name="T31" style:family="text">
      <style:text-properties fo:font-variant="normal" fo:text-transform="none" fo:color="#132322" loext:opacity="100%" fo:letter-spacing="normal" style:text-underline-style="none" officeooo:rsid="003412a9" style:font-name-asian="Arial3" style:font-weight-asian="normal" style:font-name-complex="Arial3" style:font-weight-complex="normal"/>
    </style:style>
    <style:style style:name="T32" style:family="text">
      <style:text-properties officeooo:rsid="003215e2"/>
    </style:style>
    <style:style style:name="T33" style:family="text">
      <style:text-properties style:font-name="Arial2"/>
    </style:style>
    <style:style style:name="T34" style:family="text">
      <style:text-properties style:font-name="Arial2" officeooo:rsid="0032f0ed"/>
    </style:style>
    <style:style style:name="T35" style:family="text">
      <style:text-properties style:font-name="Arial2" style:text-underline-style="none" officeooo:rsid="003412a9" style:font-name-asian="Arial3" style:font-size-asian="12pt" style:font-weight-asian="normal" style:font-name-complex="Arial3" style:font-size-complex="12pt" style:font-weight-complex="normal"/>
    </style:style>
    <style:style style:name="T36" style:family="text">
      <style:text-properties style:text-underline-style="none" officeooo:rsid="0032f0ed" style:font-name-asian="Arial3" style:font-size-asian="12pt" style:font-weight-asian="normal" style:font-name-complex="Arial3" style:font-size-complex="12pt" style:font-weight-complex="normal"/>
    </style:style>
    <style:style style:name="T37" style:family="text">
      <style:text-properties style:text-underline-style="none" officeooo:rsid="003412a9" style:font-name-asian="Arial3" style:font-size-asian="12pt" style:font-weight-asian="normal" style:font-name-complex="Arial3" style:font-size-complex="12pt" style:font-weight-complex="normal"/>
    </style:style>
    <style:style style:name="T38" style:family="text">
      <style:text-properties style:text-underline-style="none" officeooo:rsid="0032fd63" style:font-name-asian="Arial3" style:font-size-asian="12pt" style:font-weight-asian="normal" style:font-name-complex="Arial3" style:font-size-complex="12pt" style:font-weight-complex="normal"/>
    </style:style>
    <style:style style:name="T39" style:family="text">
      <style:text-properties style:text-underline-style="none" officeooo:rsid="003487e8" style:font-name-asian="Arial3" style:font-size-asian="12pt" style:font-weight-asian="normal" style:font-name-complex="Arial3" style:font-size-complex="12pt" style:font-weight-complex="normal"/>
    </style:style>
    <style:style style:name="T40" style:family="text">
      <style:text-properties style:text-underline-style="none" fo:font-weight="bold" officeooo:rsid="0032f0ed" style:font-name-asian="Arial3" style:font-size-asian="12pt" style:font-weight-asian="bold" style:font-name-complex="Arial3" style:font-size-complex="12pt" style:font-weight-complex="bold"/>
    </style:style>
    <style:style style:name="T41" style:family="text">
      <style:text-properties style:text-underline-style="none" fo:font-weight="bold" officeooo:rsid="003487e8" style:font-name-asian="Arial3" style:font-size-asian="12pt" style:font-weight-asian="bold" style:font-name-complex="Arial3" style:font-size-complex="12pt" style:font-weight-complex="bold"/>
    </style:style>
    <style:style style:name="T42" style:family="text">
      <style:text-properties fo:language="en" fo:country="GB" officeooo:rsid="0031f7d5" style:font-size-asian="12pt" style:font-size-complex="12pt"/>
    </style:style>
    <style:style style:name="T43" style:family="text">
      <style:text-properties fo:language="en" fo:country="GB" officeooo:rsid="002f63c7" style:font-size-asian="12pt" style:font-size-complex="12pt"/>
    </style:style>
    <style:style style:name="T44" style:family="text">
      <style:text-properties fo:language="en" fo:country="GB" officeooo:rsid="00254b51" style:font-size-asian="12pt" style:font-size-complex="12pt"/>
    </style:style>
    <style:style style:name="T45" style:family="text">
      <style:text-properties officeooo:rsid="003487e8"/>
    </style:style>
    <style:style style:name="T46" style:family="text">
      <style:text-properties officeooo:rsid="003604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1<text:span text:style-name="T24">1</text:span>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9"><text:span text:style-name="T23">Single product pag</text:span><text:span text:style-name="T42">e</text:span><text:span text:style-name="T43"> </text:span><text:span text:style-name="T44">– </text:span><text:bookmark text:name="tw-target-text"/><text:span text:style-name="T26">redirection to Single product page</text:span><text:span text:style-name="T25"> </text:span><text:span text:style-name="T27">of a different product </text:span><text:span text:style-name="T25">than the one </text:span><text:span text:style-name="T27">on </text:span><text:span text:style-name="T25">which</text:span><text:span text:style-name="T27"> name </text:span><text:span text:style-name="T25">was clicked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4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5"><text:span text:style-name="T4">2</text:span><text:span text:style-name="T5">3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8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2"><text:span text:style-name="T20">Chrome </text:span><text:span text:style-name="T21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9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22">1</text:span></text:p>
          </table:table-cell>
        </table:table-row>
      </table:table>
      <text:p text:style-name="P1"/>
      <text:p text:style-name="P1"/>
      <text:p text:style-name="P10">Description</text:p>
      <text:p text:style-name="P27"><text:span text:style-name="T7">By </text:span><text:span text:style-name="T9">clicking the</text:span><text:span text:style-name="T7"> name of one product </text:span><text:span text:style-name="T9">in</text:span><text:span text:style-name="T7"> Home page</text:span><text:span text:style-name="T9">, the </text:span><text:span text:style-name="T7">redirect</text:span><text:span text:style-name="T9"> shows the </text:span><text:span text:style-name="T7">Single product page </text:span><text:span text:style-name="T9">of </text:span><text:span text:style-name="T7">other product than the one </text:span><text:span text:style-name="T9">on</text:span><text:span text:style-name="T7"> w</text:span><text:span text:style-name="T8">h</text:span><text:span text:style-name="T7">ich the name was clicked</text:span><text:span text:style-name="T9">.</text:span></text:p>
      <text:p text:style-name="P17"/>
      <text:p text:style-name="P23"><text:s text:c="2"/></text:p>
      <text:p text:style-name="P10">Steps to reproduce</text:p>
      <text:p text:style-name="P18">1. access site www.saucedemo.com in Chrome </text:p>
      <text:p text:style-name="P26"><text:span text:style-name="T7">2. insert valid data in field “Username” </text:span><text:span text:style-name="T8">(problem_user)</text:span></text:p>
      <text:p text:style-name="P26"><text:span text:style-name="T7">3. insert valid data in field “Password” </text:span><text:span text:style-name="T8">(secret_sauce)</text:span></text:p>
      <text:p text:style-name="P19">4. press “Login” button</text:p>
      <text:p text:style-name="P19">5. press name of one product<text:span text:style-name="T46"> (Sauce Labs Backpack)</text:span></text:p>
      <text:p text:style-name="P11"/>
      <text:p text:style-name="P11"/>
      <text:p text:style-name="P10">Expected result</text:p>
      <text:p text:style-name="P21">By <text:span text:style-name="T45">clicking the</text:span> name of one product <text:span text:style-name="T45">in</text:span> Home page<text:span text:style-name="T45">, the r</text:span>edirect<text:span text:style-name="T45"> shows the</text:span> Single product page for <text:span text:style-name="T32">that</text:span> product <text:span text:style-name="T34">where </text:span><text:span text:style-name="T33">we have information (like in Home page) about product (image, name, description, price and a button “add to cart”), the components of the home page (company logo up in the center, a menu button in the upper left with All Items, About, Logout, Reset app state, icon off a cart up on the right) and “back to products” button under menu button.</text:span></text:p>
      <text:p text:style-name="P20"/>
      <text:p text:style-name="P20"/>
      <text:p text:style-name="P10">Actual result</text:p>
      <text:p text:style-name="P22">By <text:span text:style-name="T45">clicking</text:span> name of one product <text:span text:style-name="T45">in</text:span> Home page<text:span text:style-name="T45">, the</text:span> redirect<text:span text:style-name="T45"> shows the</text:span> Single product page <text:span text:style-name="T45">of</text:span> other product than the one for w<text:span text:style-name="T32">h</text:span>ich the name was clicked. <text:span text:style-name="T33">Single product page have information (like in Home page) about </text:span><text:span text:style-name="T34">this other </text:span><text:span text:style-name="T33">product (image, name, </text:span><text:soft-page-break/><text:span text:style-name="T33">description, price and a button “add to cart”), the components of the home page (company logo up in the center, a menu button in the upper left with All Items, About, Logout, Reset app state, icon off a cart up on the right) and “back to products” button under menu button.</text:span></text:p>
      <text:p text:style-name="P13"/>
      <text:p text:style-name="P13"/>
      <text:p text:style-name="P10">Notes</text:p>
      <text:p text:style-name="P15"><text:span text:style-name="T36">When press</text:span><text:span text:style-name="T39">ing</text:span><text:span text:style-name="T36"> the </text:span><text:span text:style-name="T38">name</text:span><text:span text:style-name="T36"> </text:span><text:span text:style-name="T39">of</text:span><text:span text:style-name="T36"> the product </text:span><text:span text:style-name="T40">Sauce Labs Fleece Jacket</text:span><text:span text:style-name="T39">, it</text:span><text:span text:style-name="T41"> </text:span><text:span text:style-name="T37">redirects to a Single product page where appears the message </text:span><text:span text:style-name="T39">:</text:span></text:p>
      <text:p text:style-name="P16"><text:span text:style-name="T35">“</text:span><text:span text:style-name="T28">ITEM NOT FOUND</text:span></text:p>
      <text:p text:style-name="P30"><text:span text:style-name="T29">We're sorry, but your call could not be completed as dialled. Please check your number, and try your call again. If you are in need of assistance, please dial 0 to be connected with an operator. This is a recording. 4 T 1.</text:span><text:span text:style-name="T16">”</text:span><text:span text:style-name="T13"><text:line-break/></text:span><text:span text:style-name="T14">and </text:span><text:span text:style-name="T13">the price is display like </text:span><text:span text:style-name="T30">$</text:span><text:span text:style-name="T31">√</text:span><text:span text:style-name="T30">-1</text:span><text:span text:style-name="T17"> </text:span><text:span text:style-name="T15">and the image of that item is with a dog. </text:span></text:p>
      <text:p text:style-name="P30"><text:span text:style-name="T10">T</text:span><text:span text:style-name="T11">he </text:span><text:span text:style-name="T12">other </text:span><text:span text:style-name="T11">components of the home page (company logo up in the center, a menu button in the upper left with All Items, About, Logout, Reset app state, icon off a cart up on the right) and “back to products” button under menu button </text:span><text:span text:style-name="T12">and “add to cart”</text:span><text:span text:style-name="T11"> </text:span><text:span text:style-name="T12">button next to the image are present in this Single product page of Sauce Labs Fleece Jacket.</text:span></text:p>
      <text:p text:style-name="P14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DM Mono" svg:font-family="'DM Mono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2</meta:editing-cycles>
    <meta:creation-date>2024-02-05T18:33:00</meta:creation-date>
    <dc:date>2024-05-03T16:23:17.056000000</dc:date>
    <meta:editing-duration>PT2H2M20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41" meta:word-count="456" meta:character-count="2571" meta:non-whitespace-character-count="2145"/>
    <meta:user-defined meta:name="AppVersion">16.0000</meta:user-defined>
    <meta:template xlink:type="simple" xlink:actuate="onRequest" xlink:title="Normal" xlink:href=""/>
  </office:meta>
</office:document-meta>
</file>